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Mangal1" svg:font-family="Mangal"/>
    <style:font-face style:name="verdana" svg:font-family="verdan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789cm" fo:margin-left="0.21cm" table:align="left"/>
    </style:style>
    <style:style style:name="Tabella1.A" style:family="table-column">
      <style:table-column-properties style:column-width="8.281cm"/>
    </style:style>
    <style:style style:name="Tabella1.B" style:family="table-column">
      <style:table-column-properties style:column-width="8.507cm"/>
    </style:style>
    <style:style style:name="Tabella1.1" style:family="table-row">
      <style:table-row-properties style:min-row-height="2.096cm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style:text-blinking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officeooo:paragraph-rsid="0000f0fa" style:text-blinking="fals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officeooo:paragraph-rsid="00c50427" style:text-blinking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officeooo:rsid="00077d4d" officeooo:paragraph-rsid="00077d4d" style:text-blinking="fals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44fee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34235b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081e2b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0a130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rsid="00c0ac48" officeooo:paragraph-rsid="00e48172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rsid="00df9f9e" officeooo:paragraph-rsid="00df9f9e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rsid="00e354c6" officeooo:paragraph-rsid="00e354c6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style:font-name="verdana" fo:font-size="8.25pt" fo:letter-spacing="normal" fo:font-style="normal" fo:font-weight="bold" officeooo:paragraph-rsid="00d7a8ff" style:font-weight-asian="bold" style:font-weight-complex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style:font-name="verdana" fo:font-size="8.25pt" fo:letter-spacing="normal" fo:font-style="normal" fo:font-weight="bold" officeooo:paragraph-rsid="00d7f5a3" style:font-weight-asian="bold" style:font-weight-complex="bold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83f3bf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4a93da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d33810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e48172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e5f408"/>
    </style:style>
    <style:style style:name="P20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d1d4cf"/>
    </style:style>
    <style:style style:name="P21" style:family="paragraph" style:parent-style-name="Table_20_Contents">
      <style:paragraph-properties fo:margin-left="0cm" fo:margin-right="0cm" fo:orphans="2" fo:widows="2" fo:text-indent="0cm" style:auto-text-indent="false"/>
      <style:text-properties fo:color="#000000" style:text-line-through-style="none" style:text-line-through-type="none" style:font-name="verdana" fo:font-size="8.25pt" style:text-underline-style="none" fo:font-weight="normal" officeooo:paragraph-rsid="00ebfb12" style:text-blinking="false"/>
    </style:style>
    <style:style style:name="P22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text-line-through-style="none" style:text-line-through-type="none" style:font-name="verdana" fo:font-size="8.25pt" fo:letter-spacing="normal" fo:font-style="normal" style:text-underline-style="none" fo:font-weight="normal" officeooo:paragraph-rsid="00d06d19" style:text-blinking="false"/>
    </style:style>
    <style:style style:name="P23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text-line-through-style="none" style:text-line-through-type="none" style:font-name="verdana" fo:font-size="8.25pt" fo:letter-spacing="normal" fo:font-style="normal" style:text-underline-style="none" fo:font-weight="normal" officeooo:paragraph-rsid="00d1d4cf" style:text-blinking="false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color="#000000" style:text-line-through-style="none" style:text-line-through-type="none" style:font-name="verdana" fo:font-size="8.25pt" style:text-underline-style="none" fo:font-weight="normal" officeooo:rsid="00d33810" officeooo:paragraph-rsid="00d33810" style:text-blinking="false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d7a8ff" style:font-weight-asian="bold" style:font-weight-complex="bold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d7f5a3" style:font-weight-asian="bold" style:font-weight-complex="bold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officeooo:rsid="00cb0695" officeooo:paragraph-rsid="004a93da" style:text-blinking="false"/>
    </style:style>
    <style:style style:name="T1" style:family="text">
      <style:text-properties fo:font-variant="normal" fo:text-transform="none" fo:color="#000000" style:font-name="verdana" fo:font-size="8.25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8.25pt" fo:letter-spacing="normal" fo:font-style="normal" fo:font-weight="normal" officeooo:rsid="00e65daa"/>
    </style:style>
    <style:style style:name="T3" style:family="text">
      <style:text-properties fo:font-variant="normal" fo:text-transform="none" fo:color="#000000" style:text-line-through-style="none" style:text-line-through-type="none" style:font-name="verdana" fo:font-size="8.2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000000" style:text-line-through-style="none" style:text-line-through-type="none" style:font-name="verdana" fo:font-size="8.25pt" fo:letter-spacing="normal" fo:font-style="normal" style:text-underline-style="none" fo:font-weight="normal" officeooo:rsid="00d1d4cf" style:text-blinking="false"/>
    </style:style>
    <style:style style:name="T5" style:family="text"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officeooo:rsid="004a93da" style:text-blinking="false"/>
    </style:style>
    <style:style style:name="T6" style:family="text"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officeooo:rsid="00cb0695" style:text-blinking="false"/>
    </style:style>
    <style:style style:name="T7" style:family="text">
      <style:text-properties fo:color="#000000" style:text-line-through-style="none" style:text-line-through-type="none" style:font-name="verdana" fo:font-size="8.25pt" style:text-underline-style="none" fo:font-weight="normal" officeooo:rsid="00d33810" style:text-blinking="false"/>
    </style:style>
    <style:style style:name="T8" style:family="text">
      <style:text-properties fo:color="#000000" fo:font-weight="normal"/>
    </style:style>
    <style:style style:name="T9" style:family="text">
      <style:text-properties fo:color="#000000" fo:font-weight="normal" officeooo:rsid="00d7a8ff"/>
    </style:style>
    <style:style style:name="T10" style:family="text">
      <style:text-properties officeooo:rsid="00d7a8ff"/>
    </style:style>
    <style:style style:name="T11" style:family="text">
      <style:text-properties officeooo:rsid="00e1c795"/>
    </style:style>
    <style:style style:name="T12" style:family="text">
      <style:text-properties officeooo:rsid="00e3087a"/>
    </style:style>
    <style:style style:name="T13" style:family="text">
      <style:text-properties officeooo:rsid="00e481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sentazione</text:p>
      <text:p text:style-name="P3"/>
      <text:p text:style-name="P24">paradigma a oggetti</text:p>
      <text:p text:style-name="P17"><text:span text:style-name="T7">programmazione java</text:span><text:line-break/></text:p>
      <text:p text:style-name="P2"/>
      <text:p text:style-name="P1">Prerequisiti / Conoscenze pregresse</text:p>
      <text:p text:style-name="P6"/>
      <text:p text:style-name="P22">.base della programmazione:</text:p>
      <text:p text:style-name="P22"><text:s text:c="2"/>- tipi e strutture dei dati</text:p>
      <text:p text:style-name="P22"><text:s text:c="2"/>- istruzioni di controllo</text:p>
      <text:p text:style-name="P20"><text:span text:style-name="T3"><text:s text:c="2"/>- sotto-programmi </text:span><text:span text:style-name="T4">e </text:span><text:span text:style-name="T3">chiamate di sotto-programmi</text:span></text:p>
      <text:p text:style-name="P23">.la soluzione di problemi semplici mediante la scrittura di algoritmi</text:p>
      <text:p text:style-name="P20"><text:span text:style-name="T3">.algoritmi di sorting e searching</text:span><text:line-break/></text:p>
      <text:p text:style-name="Standard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">Argomenti trattati nelle lezioni</text:p>
            <text:p text:style-name="P9"/>
            <text:p text:style-name="P15"><text:span text:style-name="T1"><text:s/>Caratteristiche di base (1 credito)</text:span><text:line-break/><text:span text:style-name="T1">- Programmazione a oggetti, java, Eclipse</text:span><text:line-break/><text:span text:style-name="T1">- Classi, attributi, metodi e costruttori, oggetti</text:span><text:line-break/><text:span text:style-name="T1">- Package e regole di visibilità</text:span><text:line-break/><text:span text:style-name="T1">- Stringhe, classi Wrapper</text:span><text:line-break/><text:span text:style-name="T1">- Array</text:span><text:line-break/><text:line-break/><text:span text:style-name="T1">Ereditarietà e interfacce (2 crediti)</text:span><text:line-break/><text:span text:style-name="T1">- Ereditarietà</text:span><text:line-break/><text:span text:style-name="T1">- Classi astratte, interfacce</text:span><text:line-break/><text:span text:style-name="T1">- Interfacce funzionali, espressioni lambda</text:span><text:line-break/><text:span text:style-name="T1">- Eccezioni</text:span><text:line-break/><text:span text:style-name="T1">- Tipi generici</text:span><text:line-break/><text:line-break/><text:span text:style-name="T1">Librerie standard (3.5 crediti)</text:span><text:line-break/><text:span text:style-name="T1">- Collezioni: set, liste, mappe</text:span><text:line-break/><text:span text:style-name="T1">- Stream</text:span><text:line-break/><text:span text:style-name="T1">- Gestione dei file</text:span><text:line-break/><text:span text:style-name="T1">- Date</text:span><text:line-break/><text:span text:style-name="T1">- Thread</text:span><text:line-break/><text:span text:style-name="T1">- Grafica, Swing, JavaFX</text:span><text:line-break/><text:line-break/><text:span text:style-name="T1">Principi di Ingegneria del Software (1.5 crediti)</text:span><text:line-break/><text:span text:style-name="T1">- Ciclo di vita del software</text:span><text:line-break/><text:span text:style-name="T1">- Progettazione tramite linguaggio UML</text:span><text:line-break/><text:span text:style-name="T1">- Design Pattern</text:span><text:line-break/><text:span text:style-name="T1">- Gestione della configurazione</text:span><text:line-break/><text:span text:style-name="T1">- Testing</text:span></text:p>
          </table:table-cell>
          <table:table-cell table:style-name="Tabella1.A1" office:value-type="string">
            <text:p text:style-name="P1">Risultati di apprendimento attesi</text:p>
            <text:p text:style-name="P8"/>
            <text:p text:style-name="P8"/>
            <text:p text:style-name="P8"/>
            <text:p text:style-name="P25">concetti fondamentali dell’ingegneria del software: </text:p>
            <text:p text:style-name="P25"/>
            <text:p text:style-name="P25">ciclo di sviluppo</text:p>
            <text:p text:style-name="P25">gestione delle configurazioni</text:p>
            <text:p text:style-name="P25">test</text:p>
            <text:p text:style-name="P13"><text:span text:style-name="T8">progettazion</text:span><text:span text:style-name="T9">e</text:span></text:p>
            <text:p text:style-name="P25"/>
            <text:p text:style-name="P25"/>
            <text:p text:style-name="P25">programmazione a oggetti:</text:p>
            <text:p text:style-name="P25"/>
            <text:p text:style-name="P25">classi</text:p>
            <text:p text:style-name="P25">oggetti</text:p>
            <text:p text:style-name="P25">attributi</text:p>
            <text:p text:style-name="P25">metodi</text:p>
            <text:p text:style-name="P25">ereditarietà</text:p>
            <text:p text:style-name="P13"><text:span text:style-name="T9">i</text:span><text:span text:style-name="T8">nterfacce</text:span></text:p>
            <text:p text:style-name="P25"/>
            <text:p text:style-name="P25">caratteristiche principali del linguaggio Java</text:p>
            <text:p text:style-name="P25"/>
            <text:p text:style-name="P13"><text:line-break/><text:span text:style-name="T10">Abilità:</text:span><text:span text:style-name="T8"> </text:span></text:p>
            <text:p text:style-name="P25"/>
            <text:p text:style-name="P26">padronanza del linguaggio Java</text:p>
            <text:p text:style-name="P26"/>
            <text:p text:style-name="P26">analizzare i requisiti di un sistema software di complessità ragionevole allo scopo di definire un idoneo progetto a oggetti</text:p>
            <text:p text:style-name="P26"/>
            <text:p text:style-name="P14"><text:span text:style-name="T8">implementare e collaudare le classi del progetto mediante un ambiente di sviluppo integrato (IDE).</text:span> </text:p>
          </table:table-cell>
        </table:table-row>
      </table:table>
      <text:p text:style-name="P27"/>
      <text:p text:style-name="P16"><text:span text:style-name="T6">E</text:span><text:span text:style-name="T5">sercitazioni</text:span></text:p>
      <text:p text:style-name="P5"/>
      <text:p text:style-name="P21">L’insegnamento prevede una serie di lezioni in aula per la presentazione degli aspetti relativi all’ingegneria del software e del linguaggio Java. </text:p>
      <text:p text:style-name="P21">Inoltre in aula si terranno delle esercitazioni mirate a illustrare e discutere soluzioni esemplari. </text:p>
      <text:p text:style-name="P21">In alla parte in aula si svolgeranno delle esercitazioni in laboratorio che riguardano la soluzione di alcuni semplici casi di studio mediante la scrittura di programmi Java con l’ambiente Eclipse.</text:p>
      <text:p text:style-name="P5"/>
      <text:p text:style-name="P1">Criteri, regole e procedure per l'esame</text:p>
      <text:p text:style-name="P5"/>
      <text:p text:style-name="P12">2 ore, nessun materiale</text:p>
      <text:p text:style-name="P11">Scrittura di un programma java <text:span text:style-name="T13">(si valutano le funzionalità correttamente implementate e le scelte di progetto).</text:span></text:p>
      <text:p text:style-name="P10"><text:span text:style-name="T11">Crocette sugli aspetti teorici non utilizzati nella parte di programmazione (</text:span>15% del voto finale<text:span text:style-name="T12">)</text:span></text:p>
      <text:p text:style-name="P18"/>
      <text:p text:style-name="Standard"/>
      <text:p text:style-name="P1">Testi richiesti o raccomandati: letture, dispense, altro materiale didattico</text:p>
      <text:p text:style-name="P7"/>
      <text:p text:style-name="P19"><text:soft-page-break/><text:span text:style-name="T1">Sul portale della didattica sono disponibili le slides fornite dai docenti e le informazioni sui laboratori.</text:span><text:line-break/><text:span text:style-name="T1">I principali testi approfondimento consigliati sono:</text:span><text:line-break/><text:span text:style-name="T1">Arnold, Gosling, Holmes. The Java Programming Language ¡V 4th edition¡, Addison-Wesley, 2006</text:span><text:line-break/><text:span text:style-name="T1">R. Urma, M. Fusco, A. Mycroft. Java 8 in Action: Lambdas, streams, and functional-style programming.¡ Manning, 2015.</text:span><text:line-break/><text:span text:style-name="T1">M.Fowler, K. Scott, UML Distilled, 3rd ed. Addison-Wesley, 2003.</text:span><text:line-break/><text:span text:style-name="T1">Bruegge, Dutoit. Object-Oriented Software Engineering Using UML, Patterns, and Java. Pearson, 2009</text:span><text:line-break/><text:span text:style-name="T1"> </text:span><text:line-break/><text:span text:style-name="T1">All’</text:span><text:span text:style-name="T2">i</text:span><text:span text:style-name="T1">nizio del corso potranno essere indicati anche altri test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Mangal1" svg:font-family="Mangal"/>
    <style:font-face style:name="verdana" svg:font-family="verdan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0:56:01.695000000</meta:creation-date>
    <dc:date>2018-04-13T13:13:47.663000000</dc:date>
    <meta:editing-duration>PT1H12M20S</meta:editing-duration>
    <meta:editing-cycles>205</meta:editing-cycles>
    <meta:generator>LibreOffice/5.4.4.2$Windows_X86_64 LibreOffice_project/2524958677847fb3bb44820e40380acbe820f960</meta:generator>
    <meta:document-statistic meta:table-count="1" meta:image-count="0" meta:object-count="0" meta:page-count="2" meta:paragraph-count="40" meta:word-count="414" meta:character-count="2959" meta:non-whitespace-character-count="2565"/>
  </office:meta>
</office:document-meta>
</file>